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3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15" style:family="graphic" style:parent-style-name="standard">
      <style:graphic-properties draw:stroke="dash" draw:stroke-dash="Fine_20_Dashed" svg:stroke-color="#3465a4" draw:marker-start="" draw:marker-start-width="0.3cm" draw:marker-end="" draw:marker-end-width="0.3cm" draw:textarea-vertical-align="middle"/>
    </style:style>
    <style:style style:name="gr16" style:family="graphic" style:parent-style-name="standard">
      <style:graphic-properties draw:stroke="none" draw:fill="none" fo:min-height="2.829cm"/>
    </style:style>
    <style:style style:name="gr17" style:family="graphic" style:parent-style-name="standard">
      <style:graphic-properties draw:textarea-horizontal-align="justify" draw:textarea-vertical-align="middle" draw:auto-grow-height="false" fo:min-height="2.485cm" fo:min-width="5.8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19" style:family="graphic" style:parent-style-name="standard">
      <style:graphic-properties draw:stroke="dash" draw:stroke-dash="Fine_20_Dashed" svg:stroke-width="0.203cm" svg:stroke-color="#a600a8" draw:marker-start-width="0.812cm" draw:marker-end-width="0.812cm" draw:fill="none" draw:textarea-horizontal-align="justify" draw:textarea-vertical-align="middle" draw:auto-grow-height="false" fo:min-height="5.908cm" fo:min-width="3.626cm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width="0.152cm" svg:stroke-color="#000080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gr23" style:family="graphic" style:parent-style-name="standard">
      <style:graphic-properties draw:stroke="dash" draw:stroke-dash="Ultrafine_20_2_20_Dots_20_3_20_Dashes" svg:stroke-width="0.152cm" svg:stroke-color="#00803f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2.516cm"/>
    </style:style>
    <style:style style:name="pr6" style:family="presentation" style:parent-style-name="Default-outline1">
      <style:graphic-properties draw:stroke="solid" svg:stroke-color="#ff0000" draw:fill="solid" draw:fill-color="#ffffff" fo:min-height="2.51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6" style:family="paragraph">
      <loext:graphic-properties draw:fill="none" draw:fill-color="#ffffff"/>
      <style:text-properties fo:font-size="66pt" style:font-size-asian="18pt" style:font-size-complex="18pt"/>
    </style:style>
    <style:style style:name="P7" style:family="paragraph">
      <loext:graphic-properties draw:fill="none" draw:fill-color="#ffffff"/>
      <style:text-properties fo:font-size="54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1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18" style:family="paragraph">
      <loext:graphic-properties draw:fill="none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/>
      <style:text-properties fo:color="#0000ff" fo:font-size="36pt" style:font-size-asian="18pt" style:font-size-complex="18pt"/>
    </style:style>
    <style:style style:name="P21" style:family="paragraph">
      <loext:graphic-properties draw:fill="solid" draw:fill-color="#ffffff"/>
    </style:style>
    <style:style style:name="P22" style:family="paragraph">
      <style:paragraph-properties fo:text-align="center" style:writing-mode="lr-tb"/>
      <style:text-properties fo:font-size="96pt"/>
    </style:style>
    <style:style style:name="P23" style:family="paragraph">
      <style:text-properties fo:font-size="66pt"/>
    </style:style>
    <style:style style:name="P24" style:family="paragraph">
      <style:text-properties fo:font-size="54pt"/>
    </style:style>
    <style:style style:name="P25" style:family="paragraph">
      <style:paragraph-properties fo:text-align="start" style:writing-mode="lr-tb"/>
      <style:text-properties fo:font-size="36pt"/>
    </style:style>
    <style:style style:name="P26" style:family="paragraph">
      <style:paragraph-properties fo:text-align="end" style:writing-mode="lr-tb"/>
      <style:text-properties fo:font-size="36pt"/>
    </style:style>
    <style:style style:name="P27" style:family="paragraph">
      <style:paragraph-properties fo:text-align="center" style:writing-mode="lr-tb"/>
      <style:text-properties fo:font-size="36pt"/>
    </style:style>
    <style:style style:name="P28" style:family="paragraph">
      <style:text-properties fo:font-size="36pt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fo:color="#ff0000" fo:font-size="96pt" style:font-size-asian="18pt" style:font-size-complex="18pt"/>
    </style:style>
    <style:style style:name="T2" style:family="text">
      <style:text-properties fo:font-size="66pt" style:font-size-asian="18pt" style:font-size-complex="18pt"/>
    </style:style>
    <style:style style:name="T3" style:family="text">
      <style:text-properties fo:font-size="54pt" style:font-size-asian="18pt" style:font-size-complex="18pt"/>
    </style:style>
    <style:style style:name="T4" style:family="text">
      <style:text-properties fo:color="#ff0000" fo:font-size="44pt" style:font-size-asian="18pt" style:font-size-complex="18pt"/>
    </style:style>
    <style:style style:name="T5" style:family="text">
      <style:text-properties fo:color="#0000ff" fo:font-size="44pt" style:font-size-asian="18pt" style:font-size-complex="18pt"/>
    </style:style>
    <style:style style:name="T6" style:family="text">
      <style:text-properties fo:color="#0000ff" fo:font-size="36pt" style:font-size-asian="18pt" style:font-size-complex="18pt"/>
    </style:style>
    <style:style style:name="T7" style:family="text">
      <style:text-properties fo:color="#0000ff" fo:font-size="96pt" style:font-size-asian="18pt" style:font-size-complex="18pt"/>
    </style:style>
    <style:style style:name="T8" style:family="text">
      <style:text-properties fo:color="#ff0000" fo:font-size="36pt" style:font-size-asian="18pt" style:font-size-complex="18pt"/>
    </style:style>
    <style:style style:name="T9" style:family="text">
      <style:text-properties fo:color="#ffffff" fo:font-size="36pt" style:font-size-asian="18pt" style:font-size-complex="18pt"/>
    </style:style>
    <style:style style:name="T10" style:family="text">
      <style:text-properties fo:color="#0000ff" style:text-line-through-style="solid" style:text-line-through-type="double" fo:font-size="36pt" style:font-size-asian="18pt" style:font-size-complex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9" draw:text-style-name="P10" draw:layer="layout" svg:width="10.922cm" svg:height="2.224cm" svg:x="0cm" svg:y="5.396cm">
          <draw:text-box>
            <text:p text:style-name="P9"><text:span text:style-name="T5">Committed</text:span></text:p>
          </draw:text-box>
        </draw:frame>
        <draw:frame draw:style-name="gr10" draw:text-style-name="P11" draw:layer="layout" svg:width="12.192cm" svg:height="2.681cm" svg:x="15.748cm" svg:y="5.447cm">
          <draw:text-box>
            <text:p><text:span text:style-name="T5">Com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0.922cm">
          <draw:text-box>
            <text:p text:style-name="P4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7" draw:layer="layout" svg:width="24.638cm" svg:height="1.665cm" svg:x="1.016cm" svg:y="12.954cm">
          <draw:text-box>
            <text:p text:style-name="P4"><text:span text:style-name="T8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0.922cm">
          <draw:text-box>
            <text:p text:style-name="P4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7" draw:layer="layout" svg:width="24.638cm" svg:height="1.665cm" svg:x="1.016cm" svg:y="12.954cm">
          <draw:text-box>
            <text:p text:style-name="P4"><text:span text:style-name="T8">v1 ≥ v2 <text:s/></text:span><text:span text:style-name="T9">or <text:s/>v1 ≥ v2 (or both)</text:span></text:p>
          </draw:text-box>
        </draw:frame>
        <draw:custom-shape draw:style-name="gr13" draw:text-style-name="P3" draw:layer="layout" svg:width="10.414cm" svg:height="3.048cm" svg:x="14.986cm" svg:y="12.446cm">
          <text:p text:style-name="P3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4.064cm">
          <draw:text-box>
            <text:p text:style-name="P12"><text:span text:style-name="T10">2/3 </text:span><text:span text:style-name="T10"><text:a xlink:href="mailto:commit@v1" xlink:type="simple">commit@v1</text:a></text:span></text:p>
            <text:p text:style-name="P12"><text:span text:style-name="T6">2/3 </text:span><text:span text:style-name="T6"><text:a xlink:href="mailto:prepare@v1" xlink:type="simple">prepare@v1</text:a></text:span><text:span text:style-name="T6">=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presentation:style-name="pr5" draw:text-style-name="P18" draw:layer="layout" svg:width="28.029cm" svg:height="2.766cm" svg:x="-0.029cm" svg:y="13.744cm">
          <draw:text-box>
            <text:list text:style-name="L2">
              <text:list-item>
                <text:p>A validator shalt not publish two or more nonidentical Prepares for same epo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’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19" draw:layer="layout" svg:width="10.414cm" svg:height="3.048cm" svg:x="20.066cm" svg:y="12.446cm">
          <text:p text:style-name="P3"><text:span text:style-name="T11">Case n = n’+1</text:span><text:span text:style-name="T11"><text:line-break/></text:span><text:span text:style-name="T11">assuming the Case n’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-3.048cm" svg:y="10.668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custom-shape draw:style-name="gr13" draw:text-style-name="P19" draw:layer="layout" svg:width="10.414cm" svg:height="3.048cm" svg:x="20.066cm" svg:y="12.446cm">
          <text:p text:style-name="P3"><text:span text:style-name="T11">Case n = n’+1</text:span><text:span text:style-name="T11"><text:line-break/></text:span><text:span text:style-name="T11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6" draw:layer="layout" svg:width="24.638cm" svg:height="1.665cm" svg:x="1.016cm" svg:y="12.955cm">
          <draw:text-box>
            <text:p text:style-name="P4"><text:span text:style-name="T6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-3.048cm" svg:y="10.668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custom-shape draw:style-name="gr13" draw:text-style-name="P19" draw:layer="layout" svg:width="10.414cm" svg:height="3.048cm" svg:x="20.066cm" svg:y="12.446cm">
          <text:p text:style-name="P3"><text:span text:style-name="T11">Case n = n’+1</text:span><text:span text:style-name="T11"><text:line-break/></text:span><text:span text:style-name="T11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6" draw:layer="layout" svg:width="24.638cm" svg:height="1.665cm" svg:x="1.016cm" svg:y="12.955cm">
          <draw:text-box>
            <text:p text:style-name="P4"><text:span text:style-name="T6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4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12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15.348cm" svg:height="3.079cm" svg:x="13.1cm" svg:y="14.573cm">
          <draw:text-box>
            <text:p><text:span text:style-name="T6">v_src &lt; v2 or 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4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12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15.348cm" svg:height="3.079cm" svg:x="13.1cm" svg:y="14.573cm">
          <draw:text-box>
            <text:p><text:span text:style-name="T6">v_src &lt; v2</text:span></text:p>
          </draw:text-box>
        </draw:frame>
        <draw:custom-shape draw:style-name="gr17" draw:text-style-name="P19" draw:layer="layout" svg:width="6.858cm" svg:height="2.953cm" svg:x="20.574cm" svg:y="14.573cm">
          <text:p text:style-name="P3"><text:span text:style-name="T11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4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12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15.348cm" svg:height="3.079cm" svg:x="13.1cm" svg:y="14.573cm">
          <draw:text-box>
            <text:p><text:span text:style-name="T6">v_src &lt; v2</text:span></text:p>
          </draw:text-box>
        </draw:frame>
        <draw:custom-shape draw:style-name="gr17" draw:text-style-name="P19" draw:layer="layout" svg:width="6.858cm" svg:height="2.953cm" svg:x="20.574cm" svg:y="14.573cm">
          <text:p text:style-name="P3"><text:span text:style-name="T11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1" draw:layer="layout" svg:width="27.026cm" svg:height="2.766cm" svg:x="0.974cm" svg:y="9.144cm">
          <draw:text-box>
            <text:list text:style-name="L2"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22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23"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23"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 text:style-name="P24"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25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26"><text:span text:style-name="T6">2/3 </text:span><text:span text:style-name="T6"><text:a xlink:href="mailto:commit@v2" xlink:type="simple">commit@v2</text:a></text:span></text:p>
            <text:p text:style-name="P26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27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25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7.874cm" svg:height="3.079cm" svg:x="20.574cm" svg:y="14.573cm">
          <draw:text-box>
            <text:p text:style-name="P28"><text:span text:style-name="T6">v_src ≥ v2</text:span></text:p>
          </draw:text-box>
        </draw:frame>
        <draw:custom-shape draw:style-name="gr17" draw:text-style-name="P19" draw:layer="layout" svg:width="6.858cm" svg:height="2.953cm" svg:x="12.7cm" svg:y="14.365cm">
          <text:p text:style-name="P3"><text:span text:style-name="T11">Case Right</text:span></text:p>
          <draw:enhanced-geometry svg:viewBox="0 0 21600 21600" draw:text-areas="800 800 20800 20800" draw:type="round-rectangular-callout" draw:modifiers="25237.2649074209 7992.146242383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6.002cm" svg:y2="13.97cm">
          <text:p/>
        </draw:line>
        <draw:frame draw:style-name="gr5" draw:text-style-name="P15" draw:layer="layout" svg:width="3.556cm" svg:height="4.572cm" svg:x="11.938cm" svg:y="9.652cm">
          <draw:text-box>
            <text:p text:style-name="P22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23"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23"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 text:style-name="P24"><text:span text:style-name="T3">1/3 validators slashed</text:span></text:p>
          </draw:text-box>
        </draw:frame>
        <draw:frame draw:style-name="gr18" draw:text-style-name="P13" draw:layer="layout" svg:width="16.764cm" svg:height="1.953cm" svg:x="0cm" svg:y="5.667cm">
          <draw:text-box>
            <text:p text:style-name="P25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26"><text:span text:style-name="T6">2/3 </text:span><text:span text:style-name="T6"><text:a xlink:href="mailto:commit@v2" xlink:type="simple">commit@v2</text:a></text:span></text:p>
            <text:p text:style-name="P26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27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25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7.874cm" svg:height="3.079cm" svg:x="20.574cm" svg:y="14.573cm">
          <draw:text-box>
            <text:p text:style-name="P28"><text:span text:style-name="T6">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6.002cm" svg:y2="13.97cm">
          <text:p/>
        </draw:line>
        <draw:frame draw:style-name="gr5" draw:text-style-name="P15" draw:layer="layout" svg:width="3.556cm" svg:height="4.572cm" svg:x="11.938cm" svg:y="9.652cm">
          <draw:text-box>
            <text:p text:style-name="P22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23"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23"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 text:style-name="P24"><text:span text:style-name="T3">1/3 validators slashed</text:span></text:p>
          </draw:text-box>
        </draw:frame>
        <draw:frame draw:style-name="gr18" draw:text-style-name="P13" draw:layer="layout" svg:width="16.764cm" svg:height="1.953cm" svg:x="0cm" svg:y="5.667cm">
          <draw:text-box>
            <text:p text:style-name="P25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26"><text:span text:style-name="T6">2/3 </text:span><text:span text:style-name="T6"><text:a xlink:href="mailto:commit@v2" xlink:type="simple">commit@v2</text:a></text:span></text:p>
            <text:p text:style-name="P26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27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25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7.874cm" svg:height="3.079cm" svg:x="20.574cm" svg:y="14.573cm">
          <draw:text-box>
            <text:p text:style-name="P28"><text:span text:style-name="T6">v_src ≥ v2</text:span></text:p>
          </draw:text-box>
        </draw:frame>
        <draw:line draw:style-name="gr4" draw:text-style-name="P3" draw:layer="layout" svg:x1="11.176cm" svg:y1="15.494cm" svg:x2="15.748cm" svg:y2="15.748cm">
          <text:p/>
        </draw:line>
        <draw:frame draw:style-name="gr5" draw:text-style-name="P15" draw:layer="layout" svg:width="3.556cm" svg:height="4.572cm" svg:x="11.43cm" svg:y="13.462cm">
          <draw:text-box>
            <text:p text:style-name="P22"><text:span text:style-name="T7">×</text:span></text:p>
          </draw:text-box>
        </draw:frame>
        <draw:custom-shape draw:style-name="gr17" draw:text-style-name="P19" draw:layer="layout" svg:width="6.858cm" svg:height="2.953cm" svg:x="18.542cm" svg:y="10.509cm">
          <text:p text:style-name="P3"><text:span text:style-name="T11">“</text:span><text:span text:style-name="T11">not on the same chain”</text:span><text:span text:style-name="T11"><text:line-break/></text:span><text:span text:style-name="T11"> transfers.</text:span></text:p>
          <draw:enhanced-geometry svg:viewBox="0 0 21600 21600" draw:text-areas="800 800 20800 20800" draw:type="round-rectangular-callout" draw:modifiers="-13717.6847937017 30330.6702775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22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23"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23"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 text:style-name="P24"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2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25"><text:span text:style-name="T6">2/3 prepare@v_src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26"><text:span text:style-name="T6">2/3 </text:span><text:span text:style-name="T6"><text:a xlink:href="mailto:commit@v2" xlink:type="simple">commit@v2</text:a></text:span></text:p>
            <text:p text:style-name="P26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27"><text:span text:style-name="T6">v_src ≥ v2</text:span></text:p>
          </draw:text-box>
        </draw:frame>
        <draw:frame presentation:style-name="pr6" draw:text-style-name="P21" draw:layer="layout" svg:width="27.026cm" svg:height="2.766cm" svg:x="0.254cm" svg:y="14.224cm">
          <draw:text-box>
            <text:list text:style-name="L2">
              <text:list-item>
                <text:p>We’ve seen this picture before.<text:line-break/>Win by mathematical indu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validator 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-set and back-set</text:p>
          </draw:text-box>
        </draw:frame>
        <draw:custom-shape draw:style-name="gr19" draw:text-style-name="P29" draw:layer="layout" svg:width="4.572cm" svg:height="6.604cm" svg:x="7.112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778cm" svg:height="1.778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16.764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16.764cm" svg:y="12.4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16.764cm" svg:y="14.7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16.764cm" svg:y="17.018cm">
          <text:p/>
          <draw:enhanced-geometry svg:viewBox="0 0 21600 21600" draw:type="rectangle" draw:enhanced-path="M 0 0 L 21600 0 21600 21600 0 21600 0 0 Z N"/>
        </draw:custom-shape>
        <draw:line draw:style-name="gr21" draw:text-style-name="P29" draw:layer="layout" svg:x1="17.78cm" svg:y1="7.366cm" svg:x2="17.78cm" svg:y2="7.874cm">
          <text:p/>
        </draw:line>
        <draw:line draw:style-name="gr21" draw:text-style-name="P29" draw:layer="layout" svg:x1="17.78cm" svg:y1="9.666cm" svg:x2="17.78cm" svg:y2="10.174cm">
          <text:p/>
        </draw:line>
        <draw:line draw:style-name="gr21" draw:text-style-name="P29" draw:layer="layout" svg:x1="17.78cm" svg:y1="11.966cm" svg:x2="17.78cm" svg:y2="12.474cm">
          <text:p/>
        </draw:line>
        <draw:line draw:style-name="gr21" draw:text-style-name="P29" draw:layer="layout" svg:x1="17.78cm" svg:y1="14.224cm" svg:x2="17.78cm" svg:y2="14.732cm">
          <text:p/>
        </draw:line>
        <draw:line draw:style-name="gr21" draw:text-style-name="P29" draw:layer="layout" svg:x1="17.78cm" svg:y1="16.51cm" svg:x2="17.78cm" svg:y2="17.018cm">
          <text:p/>
        </draw:line>
        <draw:g>
          <draw:path draw:style-name="gr21" draw:text-style-name="P29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1" draw:text-style-name="P29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21" draw:text-style-name="P29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1" draw:text-style-name="P29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g>
          <draw:path draw:style-name="gr21" draw:text-style-name="P29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1" draw:text-style-name="P29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21" draw:text-style-name="P29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1" draw:text-style-name="P29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custom-shape draw:style-name="gr22" draw:text-style-name="P29" draw:layer="layout" svg:width="4.572cm" svg:height="6.604cm" svg:x="6.0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4.572cm" svg:height="6.604cm" svg:x="6.097cm" svg:y="12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4.572cm" svg:height="6.604cm" svg:x="5.334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04T15:56:31.426038582</dc:date>
    <meta:editing-duration>PT18H19M19S</meta:editing-duration>
    <meta:editing-cycles>57</meta:editing-cycles>
    <meta:generator>LibreOffice/5.3.1.2$Linux_X86_64 LibreOffice_project/30m0$Build-2</meta:generator>
    <meta:document-statistic meta:object-count="351"/>
  </office:meta>
</office:document-meta>
</file>